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1.2043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1209in"/>
    </style:style>
    <style:style style:name="co7" style:family="table-column">
      <style:table-column-properties fo:break-before="auto" style:column-width="0.9681in"/>
    </style:style>
    <style:style style:name="co8" style:family="table-column">
      <style:table-column-properties fo:break-before="auto" style:column-width="0.8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row table:style-name="ro1">
          <table:table-cell/>
          <table:table-cell office:value-type="string" calcext:value-type="string">
            <text:p>encoding_name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auc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hones_dictio_5</text:p>
          </table:table-cell>
          <table:table-cell office:value-type="string" calcext:value-type="string">
            <text:p>continuant</text:p>
          </table:table-cell>
          <table:table-cell office:value-type="float" office:value="0.6298076923" calcext:value-type="float">
            <text:p>0.6298076923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hones_dictio_10</text:p>
          </table:table-cell>
          <table:table-cell office:value-type="string" calcext:value-type="string">
            <text:p>continuant</text:p>
          </table:table-cell>
          <table:table-cell office:value-type="float" office:value="0.4989316239" calcext:value-type="float">
            <text:p>0.4989316239</text:p>
          </table:table-cell>
          <table:table-cell table:number-columns-repeated="3"/>
          <table:table-cell office:value-type="string" calcext:value-type="string">
            <text:p>nasal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coronal_dorsal</text:p>
          </table:table-cell>
          <table:table-cell office:value-type="string" calcext:value-type="string">
            <text:p>coronal_labial</text:p>
          </table:table-cell>
          <table:table-cell office:value-type="string" calcext:value-type="string">
            <text:p>labial_dorsal</text:p>
          </table:table-cell>
          <table:table-cell office:value-type="string" calcext:value-type="string">
            <text:p>voice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hones_dictio_15</text:p>
          </table:table-cell>
          <table:table-cell office:value-type="string" calcext:value-type="string">
            <text:p>continuant</text:p>
          </table:table-cell>
          <table:table-cell office:value-type="float" office:value="0.6271367521" calcext:value-type="float">
            <text:p>0.6271367521</text:p>
          </table:table-cell>
          <table:table-cell table:number-columns-repeated="2"/>
          <table:table-cell office:value-type="string" calcext:value-type="string">
            <text:p>phones_dictio_5</text:p>
          </table:table-cell>
          <table:table-cell office:value-type="float" office:value="0.7923611111" calcext:value-type="float">
            <text:p>0.7923611111</text:p>
          </table:table-cell>
          <table:table-cell office:value-type="float" office:value="0.6298076923" calcext:value-type="float">
            <text:p>0.6298076923</text:p>
          </table:table-cell>
          <table:table-cell office:value-type="float" office:value="0.5048611111" calcext:value-type="float">
            <text:p>0.5048611111</text:p>
          </table:table-cell>
          <table:table-cell office:value-type="float" office:value="0.6671052632" calcext:value-type="float">
            <text:p>0.6671052632</text:p>
          </table:table-cell>
          <table:table-cell office:value-type="float" office:value="0.7645833333" calcext:value-type="float">
            <text:p>0.7645833333</text:p>
          </table:table-cell>
          <table:table-cell office:value-type="float" office:value="0.4386636637" calcext:value-type="float">
            <text:p>0.4386636637</text:p>
          </table:table-cell>
          <table:table-cell office:value-type="float" office:value="0.6328970291" calcext:value-type="float">
            <text:p>0.632897029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hones_dictio_20</text:p>
          </table:table-cell>
          <table:table-cell office:value-type="string" calcext:value-type="string">
            <text:p>continuant</text:p>
          </table:table-cell>
          <table:table-cell office:value-type="float" office:value="0.5363247863" calcext:value-type="float">
            <text:p>0.5363247863</text:p>
          </table:table-cell>
          <table:table-cell table:number-columns-repeated="2"/>
          <table:table-cell office:value-type="string" calcext:value-type="string">
            <text:p>phones_dictio_10</text:p>
          </table:table-cell>
          <table:table-cell office:value-type="float" office:value="0.2618055556" calcext:value-type="float">
            <text:p>0.2618055556</text:p>
          </table:table-cell>
          <table:table-cell office:value-type="float" office:value="0.4989316239" calcext:value-type="float">
            <text:p>0.4989316239</text:p>
          </table:table-cell>
          <table:table-cell office:value-type="float" office:value="0.4076388889" calcext:value-type="float">
            <text:p>0.4076388889</text:p>
          </table:table-cell>
          <table:table-cell office:value-type="float" office:value="0.6821052632" calcext:value-type="float">
            <text:p>0.6821052632</text:p>
          </table:table-cell>
          <table:table-cell office:value-type="float" office:value="0.49375" calcext:value-type="float">
            <text:p>0.49375</text:p>
          </table:table-cell>
          <table:table-cell office:value-type="float" office:value="0.593018018" calcext:value-type="float">
            <text:p>0.593018018</text:p>
          </table:table-cell>
          <table:table-cell office:value-type="float" office:value="0.4895415583" calcext:value-type="float">
            <text:p>0.489541558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hones_dictio_25</text:p>
          </table:table-cell>
          <table:table-cell office:value-type="string" calcext:value-type="string">
            <text:p>continuant</text:p>
          </table:table-cell>
          <table:table-cell office:value-type="float" office:value="0.3974358974" calcext:value-type="float">
            <text:p>0.3974358974</text:p>
          </table:table-cell>
          <table:table-cell table:number-columns-repeated="2"/>
          <table:table-cell office:value-type="string" calcext:value-type="string">
            <text:p>phones_dictio_15</text:p>
          </table:table-cell>
          <table:table-cell office:value-type="float" office:value="0.44375" calcext:value-type="float">
            <text:p>0.44375</text:p>
          </table:table-cell>
          <table:table-cell office:value-type="float" office:value="0.6271367521" calcext:value-type="float">
            <text:p>0.6271367521</text:p>
          </table:table-cell>
          <table:table-cell office:value-type="float" office:value="0.4104166667" calcext:value-type="float">
            <text:p>0.4104166667</text:p>
          </table:table-cell>
          <table:table-cell office:value-type="float" office:value="0.5181578947" calcext:value-type="float">
            <text:p>0.5181578947</text:p>
          </table:table-cell>
          <table:table-cell office:value-type="float" office:value="0.7326388889" calcext:value-type="float">
            <text:p>0.7326388889</text:p>
          </table:table-cell>
          <table:table-cell office:value-type="float" office:value="0.5703453453" calcext:value-type="float">
            <text:p>0.5703453453</text:p>
          </table:table-cell>
          <table:table-cell office:value-type="float" office:value="0.5504075913" calcext:value-type="float">
            <text:p>0.55040759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hones_dictio_30</text:p>
          </table:table-cell>
          <table:table-cell office:value-type="string" calcext:value-type="string">
            <text:p>continuant</text:p>
          </table:table-cell>
          <table:table-cell office:value-type="float" office:value="0.6314102564" calcext:value-type="float">
            <text:p>0.6314102564</text:p>
          </table:table-cell>
          <table:table-cell table:number-columns-repeated="2"/>
          <table:table-cell office:value-type="string" calcext:value-type="string">
            <text:p>phones_dictio_20</text:p>
          </table:table-cell>
          <table:table-cell office:value-type="float" office:value="0.6006944444" calcext:value-type="float">
            <text:p>0.6006944444</text:p>
          </table:table-cell>
          <table:table-cell office:value-type="float" office:value="0.5363247863" calcext:value-type="float">
            <text:p>0.5363247863</text:p>
          </table:table-cell>
          <table:table-cell office:value-type="float" office:value="0.5034722222" calcext:value-type="float">
            <text:p>0.5034722222</text:p>
          </table:table-cell>
          <table:table-cell office:value-type="float" office:value="0.6055263158" calcext:value-type="float">
            <text:p>0.6055263158</text:p>
          </table:table-cell>
          <table:table-cell office:value-type="float" office:value="0.71875" calcext:value-type="float">
            <text:p>0.71875</text:p>
          </table:table-cell>
          <table:table-cell office:value-type="float" office:value="0.5837087087" calcext:value-type="float">
            <text:p>0.5837087087</text:p>
          </table:table-cell>
          <table:table-cell office:value-type="float" office:value="0.5914127462" calcext:value-type="float">
            <text:p>0.591412746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hones_real_5</text:p>
          </table:table-cell>
          <table:table-cell office:value-type="string" calcext:value-type="string">
            <text:p>continuant</text:p>
          </table:table-cell>
          <table:table-cell office:value-type="float" office:value="0.4102564103" calcext:value-type="float">
            <text:p>0.4102564103</text:p>
          </table:table-cell>
          <table:table-cell table:number-columns-repeated="2"/>
          <table:table-cell office:value-type="string" calcext:value-type="string">
            <text:p>phones_dictio_25</text:p>
          </table:table-cell>
          <table:table-cell office:value-type="float" office:value="0.4465277778" calcext:value-type="float">
            <text:p>0.4465277778</text:p>
          </table:table-cell>
          <table:table-cell office:value-type="float" office:value="0.3974358974" calcext:value-type="float">
            <text:p>0.3974358974</text:p>
          </table:table-cell>
          <table:table-cell office:value-type="float" office:value="0.4270833333" calcext:value-type="float">
            <text:p>0.4270833333</text:p>
          </table:table-cell>
          <table:table-cell office:value-type="float" office:value="0.6992105263" calcext:value-type="float">
            <text:p>0.6992105263</text:p>
          </table:table-cell>
          <table:table-cell office:value-type="float" office:value="0.7229166667" calcext:value-type="float">
            <text:p>0.7229166667</text:p>
          </table:table-cell>
          <table:table-cell office:value-type="float" office:value="0.6191441441" calcext:value-type="float">
            <text:p>0.6191441441</text:p>
          </table:table-cell>
          <table:table-cell office:value-type="float" office:value="0.5520530576" calcext:value-type="float">
            <text:p>0.552053057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hones_real_10</text:p>
          </table:table-cell>
          <table:table-cell office:value-type="string" calcext:value-type="string">
            <text:p>continuant</text:p>
          </table:table-cell>
          <table:table-cell office:value-type="float" office:value="0.5357905983" calcext:value-type="float">
            <text:p>0.5357905983</text:p>
          </table:table-cell>
          <table:table-cell table:number-columns-repeated="2"/>
          <table:table-cell office:value-type="string" calcext:value-type="string">
            <text:p>phones_dictio_30</text:p>
          </table:table-cell>
          <table:table-cell office:value-type="float" office:value="0.6743055556" calcext:value-type="float">
            <text:p>0.6743055556</text:p>
          </table:table-cell>
          <table:table-cell office:value-type="float" office:value="0.6314102564" calcext:value-type="float">
            <text:p>0.6314102564</text:p>
          </table:table-cell>
          <table:table-cell office:value-type="float" office:value="0.4923611111" calcext:value-type="float">
            <text:p>0.4923611111</text:p>
          </table:table-cell>
          <table:table-cell office:value-type="float" office:value="0.6271052632" calcext:value-type="float">
            <text:p>0.6271052632</text:p>
          </table:table-cell>
          <table:table-cell office:value-type="float" office:value="0.6131944444" calcext:value-type="float">
            <text:p>0.6131944444</text:p>
          </table:table-cell>
          <table:table-cell office:value-type="float" office:value="0.646021021" calcext:value-type="float">
            <text:p>0.646021021</text:p>
          </table:table-cell>
          <table:table-cell office:value-type="float" office:value="0.6140662753" calcext:value-type="float">
            <text:p>0.6140662753</text:p>
          </table:table-cell>
        </table:table-row>
        <table:table-row table:style-name="ro1">
          <table:table-cell table:number-columns-repeated="13"/>
          <table:table-cell office:value-type="float" office:value="0.5717297096" calcext:value-type="float">
            <text:p>0.5717297096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hones_real_15</text:p>
          </table:table-cell>
          <table:table-cell office:value-type="string" calcext:value-type="string">
            <text:p>continuant</text:p>
          </table:table-cell>
          <table:table-cell office:value-type="float" office:value="0.7297008547" calcext:value-type="float">
            <text:p>0.7297008547</text:p>
          </table:table-cell>
          <table:table-cell table:number-columns-repeated="2"/>
          <table:table-cell office:value-type="string" calcext:value-type="string">
            <text:p>phones_real_5</text:p>
          </table:table-cell>
          <table:table-cell office:value-type="float" office:value="0.8506944444" calcext:value-type="float">
            <text:p>0.8506944444</text:p>
          </table:table-cell>
          <table:table-cell office:value-type="float" office:value="0.4102564103" calcext:value-type="float">
            <text:p>0.4102564103</text:p>
          </table:table-cell>
          <table:table-cell office:value-type="float" office:value="0.4631944444" calcext:value-type="float">
            <text:p>0.4631944444</text:p>
          </table:table-cell>
          <table:table-cell office:value-type="float" office:value="0.5081578947" calcext:value-type="float">
            <text:p>0.5081578947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5337087087" calcext:value-type="float">
            <text:p>0.5337087087</text:p>
          </table:table-cell>
          <table:table-cell office:value-type="float" office:value="0.5912103171" calcext:value-type="float">
            <text:p>0.591210317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hones_real_20</text:p>
          </table:table-cell>
          <table:table-cell office:value-type="string" calcext:value-type="string">
            <text:p>continuant</text:p>
          </table:table-cell>
          <table:table-cell office:value-type="float" office:value="0.6079059829" calcext:value-type="float">
            <text:p>0.6079059829</text:p>
          </table:table-cell>
          <table:table-cell table:number-columns-repeated="2"/>
          <table:table-cell office:value-type="string" calcext:value-type="string">
            <text:p>phones_real_10</text:p>
          </table:table-cell>
          <table:table-cell office:value-type="float" office:value="0.7826388889" calcext:value-type="float">
            <text:p>0.7826388889</text:p>
          </table:table-cell>
          <table:table-cell office:value-type="float" office:value="0.5357905983" calcext:value-type="float">
            <text:p>0.5357905983</text:p>
          </table:table-cell>
          <table:table-cell office:value-type="float" office:value="0.8659722222" calcext:value-type="float">
            <text:p>0.8659722222</text:p>
          </table:table-cell>
          <table:table-cell office:value-type="float" office:value="0.7006578947" calcext:value-type="float">
            <text:p>0.7006578947</text:p>
          </table:table-cell>
          <table:table-cell office:value-type="float" office:value="0.8979166667" calcext:value-type="float">
            <text:p>0.8979166667</text:p>
          </table:table-cell>
          <table:table-cell office:value-type="float" office:value="0.553978979" calcext:value-type="float">
            <text:p>0.553978979</text:p>
          </table:table-cell>
          <table:table-cell office:value-type="float" office:value="0.722825875" calcext:value-type="float">
            <text:p>0.72282587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hones_real_25</text:p>
          </table:table-cell>
          <table:table-cell office:value-type="string" calcext:value-type="string">
            <text:p>continuant</text:p>
          </table:table-cell>
          <table:table-cell office:value-type="float" office:value="0.5742521368" calcext:value-type="float">
            <text:p>0.5742521368</text:p>
          </table:table-cell>
          <table:table-cell table:number-columns-repeated="2"/>
          <table:table-cell office:value-type="string" calcext:value-type="string">
            <text:p>phones_real_15</text:p>
          </table:table-cell>
          <table:table-cell office:value-type="float" office:value="0.4993055556" calcext:value-type="float">
            <text:p>0.4993055556</text:p>
          </table:table-cell>
          <table:table-cell office:value-type="float" office:value="0.7297008547" calcext:value-type="float">
            <text:p>0.7297008547</text:p>
          </table:table-cell>
          <table:table-cell office:value-type="float" office:value="0.5798611111" calcext:value-type="float">
            <text:p>0.5798611111</text:p>
          </table:table-cell>
          <table:table-cell office:value-type="float" office:value="0.6894736842" calcext:value-type="float">
            <text:p>0.6894736842</text:p>
          </table:table-cell>
          <table:table-cell office:value-type="float" office:value="0.5534722222" calcext:value-type="float">
            <text:p>0.5534722222</text:p>
          </table:table-cell>
          <table:table-cell office:value-type="float" office:value="0.5518768769" calcext:value-type="float">
            <text:p>0.5518768769</text:p>
          </table:table-cell>
          <table:table-cell office:value-type="float" office:value="0.6006150508" calcext:value-type="float">
            <text:p>0.600615050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hones_real_30</text:p>
          </table:table-cell>
          <table:table-cell office:value-type="string" calcext:value-type="string">
            <text:p>continuant</text:p>
          </table:table-cell>
          <table:table-cell office:value-type="float" office:value="0.6378205128" calcext:value-type="float">
            <text:p>0.6378205128</text:p>
          </table:table-cell>
          <table:table-cell table:number-columns-repeated="2"/>
          <table:table-cell office:value-type="string" calcext:value-type="string">
            <text:p>phones_real_20</text:p>
          </table:table-cell>
          <table:table-cell office:value-type="float" office:value="0.6965277778" calcext:value-type="float">
            <text:p>0.6965277778</text:p>
          </table:table-cell>
          <table:table-cell office:value-type="float" office:value="0.6079059829" calcext:value-type="float">
            <text:p>0.6079059829</text:p>
          </table:table-cell>
          <table:table-cell office:value-type="float" office:value="0.7701388889" calcext:value-type="float">
            <text:p>0.7701388889</text:p>
          </table:table-cell>
          <table:table-cell office:value-type="float" office:value="0.6305263158" calcext:value-type="float">
            <text:p>0.6305263158</text:p>
          </table:table-cell>
          <table:table-cell office:value-type="float" office:value="0.7881944444" calcext:value-type="float">
            <text:p>0.7881944444</text:p>
          </table:table-cell>
          <table:table-cell office:value-type="float" office:value="0.6978228228" calcext:value-type="float">
            <text:p>0.6978228228</text:p>
          </table:table-cell>
          <table:table-cell office:value-type="float" office:value="0.6985193721" calcext:value-type="float">
            <text:p>0.698519372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phones_#_Real_5</text:p>
          </table:table-cell>
          <table:table-cell office:value-type="string" calcext:value-type="string">
            <text:p>continuant</text:p>
          </table:table-cell>
          <table:table-cell office:value-type="float" office:value="0.4706196581" calcext:value-type="float">
            <text:p>0.4706196581</text:p>
          </table:table-cell>
          <table:table-cell table:number-columns-repeated="2"/>
          <table:table-cell office:value-type="string" calcext:value-type="string">
            <text:p>phones_real_25</text:p>
          </table:table-cell>
          <table:table-cell office:value-type="float" office:value="0.6104166667" calcext:value-type="float">
            <text:p>0.6104166667</text:p>
          </table:table-cell>
          <table:table-cell office:value-type="float" office:value="0.5742521368" calcext:value-type="float">
            <text:p>0.5742521368</text:p>
          </table:table-cell>
          <table:table-cell office:value-type="float" office:value="0.7854166667" calcext:value-type="float">
            <text:p>0.7854166667</text:p>
          </table:table-cell>
          <table:table-cell office:value-type="float" office:value="0.72" calcext:value-type="float">
            <text:p>0.72</text:p>
          </table:table-cell>
          <table:table-cell office:value-type="float" office:value="0.8381944444" calcext:value-type="float">
            <text:p>0.8381944444</text:p>
          </table:table-cell>
          <table:table-cell office:value-type="float" office:value="0.7198948949" calcext:value-type="float">
            <text:p>0.7198948949</text:p>
          </table:table-cell>
          <table:table-cell office:value-type="float" office:value="0.7080291349" calcext:value-type="float">
            <text:p>0.708029134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hones_#_Real_10</text:p>
          </table:table-cell>
          <table:table-cell office:value-type="string" calcext:value-type="string">
            <text:p>continuant</text:p>
          </table:table-cell>
          <table:table-cell office:value-type="float" office:value="0.5897435897" calcext:value-type="float">
            <text:p>0.5897435897</text:p>
          </table:table-cell>
          <table:table-cell table:number-columns-repeated="2"/>
          <table:table-cell office:value-type="string" calcext:value-type="string">
            <text:p>phones_real_30</text:p>
          </table:table-cell>
          <table:table-cell office:value-type="float" office:value="0.6465277778" calcext:value-type="float">
            <text:p>0.6465277778</text:p>
          </table:table-cell>
          <table:table-cell office:value-type="float" office:value="0.6378205128" calcext:value-type="float">
            <text:p>0.6378205128</text:p>
          </table:table-cell>
          <table:table-cell office:value-type="float" office:value="0.7659722222" calcext:value-type="float">
            <text:p>0.7659722222</text:p>
          </table:table-cell>
          <table:table-cell office:value-type="float" office:value="0.6873684211" calcext:value-type="float">
            <text:p>0.6873684211</text:p>
          </table:table-cell>
          <table:table-cell office:value-type="float" office:value="0.8034722222" calcext:value-type="float">
            <text:p>0.8034722222</text:p>
          </table:table-cell>
          <table:table-cell office:value-type="float" office:value="0.6943693694" calcext:value-type="float">
            <text:p>0.6943693694</text:p>
          </table:table-cell>
          <table:table-cell office:value-type="float" office:value="0.7059217542" calcext:value-type="float">
            <text:p>0.7059217542</text:p>
          </table:table-cell>
        </table:table-row>
        <table:table-row table:style-name="ro1">
          <table:table-cell table:number-columns-repeated="13"/>
          <table:table-cell office:value-type="float" office:value="0.6711869173" calcext:value-type="float">
            <text:p>0.6711869173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hones_#_Real_15</text:p>
          </table:table-cell>
          <table:table-cell office:value-type="string" calcext:value-type="string">
            <text:p>continuant</text:p>
          </table:table-cell>
          <table:table-cell office:value-type="float" office:value="0.7676282051" calcext:value-type="float">
            <text:p>0.7676282051</text:p>
          </table:table-cell>
          <table:table-cell table:number-columns-repeated="2"/>
          <table:table-cell office:value-type="string" calcext:value-type="string">
            <text:p>phones_#_Real_5</text:p>
          </table:table-cell>
          <table:table-cell office:value-type="float" office:value="0.5868055556" calcext:value-type="float">
            <text:p>0.5868055556</text:p>
          </table:table-cell>
          <table:table-cell office:value-type="float" office:value="0.4706196581" calcext:value-type="float">
            <text:p>0.4706196581</text:p>
          </table:table-cell>
          <table:table-cell office:value-type="float" office:value="0.5534722222" calcext:value-type="float">
            <text:p>0.5534722222</text:p>
          </table:table-cell>
          <table:table-cell office:value-type="float" office:value="0.6286842105" calcext:value-type="float">
            <text:p>0.6286842105</text:p>
          </table:table-cell>
          <table:table-cell office:value-type="float" office:value="0.4131944444" calcext:value-type="float">
            <text:p>0.4131944444</text:p>
          </table:table-cell>
          <table:table-cell office:value-type="float" office:value="0.4356606607" calcext:value-type="float">
            <text:p>0.4356606607</text:p>
          </table:table-cell>
          <table:table-cell office:value-type="float" office:value="0.5147394586" calcext:value-type="float">
            <text:p>0.514739458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hones_#_Real_20</text:p>
          </table:table-cell>
          <table:table-cell office:value-type="string" calcext:value-type="string">
            <text:p>continuant</text:p>
          </table:table-cell>
          <table:table-cell office:value-type="float" office:value="0.7612179487" calcext:value-type="float">
            <text:p>0.7612179487</text:p>
          </table:table-cell>
          <table:table-cell table:number-columns-repeated="2"/>
          <table:table-cell office:value-type="string" calcext:value-type="string">
            <text:p>phones_#_Real_10</text:p>
          </table:table-cell>
          <table:table-cell office:value-type="float" office:value="0.6784722222" calcext:value-type="float">
            <text:p>0.6784722222</text:p>
          </table:table-cell>
          <table:table-cell office:value-type="float" office:value="0.5897435897" calcext:value-type="float">
            <text:p>0.5897435897</text:p>
          </table:table-cell>
          <table:table-cell office:value-type="float" office:value="0.7076388889" calcext:value-type="float">
            <text:p>0.7076388889</text:p>
          </table:table-cell>
          <table:table-cell office:value-type="float" office:value="0.6511842105" calcext:value-type="float">
            <text:p>0.6511842105</text:p>
          </table:table-cell>
          <table:table-cell office:value-type="float" office:value="0.7520833333" calcext:value-type="float">
            <text:p>0.7520833333</text:p>
          </table:table-cell>
          <table:table-cell office:value-type="float" office:value="0.5957207207" calcext:value-type="float">
            <text:p>0.5957207207</text:p>
          </table:table-cell>
          <table:table-cell office:value-type="float" office:value="0.6624738276" calcext:value-type="float">
            <text:p>0.662473827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hones_#_Real_25</text:p>
          </table:table-cell>
          <table:table-cell office:value-type="string" calcext:value-type="string">
            <text:p>continuant</text:p>
          </table:table-cell>
          <table:table-cell office:value-type="float" office:value="0.6431623932" calcext:value-type="float">
            <text:p>0.6431623932</text:p>
          </table:table-cell>
          <table:table-cell table:number-columns-repeated="2"/>
          <table:table-cell office:value-type="string" calcext:value-type="string">
            <text:p>phones_#_Real_15</text:p>
          </table:table-cell>
          <table:table-cell office:value-type="float" office:value="0.6284722222" calcext:value-type="float">
            <text:p>0.6284722222</text:p>
          </table:table-cell>
          <table:table-cell office:value-type="float" office:value="0.7676282051" calcext:value-type="float">
            <text:p>0.7676282051</text:p>
          </table:table-cell>
          <table:table-cell office:value-type="float" office:value="0.60625" calcext:value-type="float">
            <text:p>0.60625</text:p>
          </table:table-cell>
          <table:table-cell office:value-type="float" office:value="0.7042105263" calcext:value-type="float">
            <text:p>0.7042105263</text:p>
          </table:table-cell>
          <table:table-cell office:value-type="float" office:value="0.8354166667" calcext:value-type="float">
            <text:p>0.8354166667</text:p>
          </table:table-cell>
          <table:table-cell office:value-type="float" office:value="0.693018018" calcext:value-type="float">
            <text:p>0.693018018</text:p>
          </table:table-cell>
          <table:table-cell office:value-type="float" office:value="0.7058326064" calcext:value-type="float">
            <text:p>0.705832606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phones_#_Real_30</text:p>
          </table:table-cell>
          <table:table-cell office:value-type="string" calcext:value-type="string">
            <text:p>continuant</text:p>
          </table:table-cell>
          <table:table-cell office:value-type="float" office:value="0.6586538462" calcext:value-type="float">
            <text:p>0.6586538462</text:p>
          </table:table-cell>
          <table:table-cell table:number-columns-repeated="2"/>
          <table:table-cell office:value-type="string" calcext:value-type="string">
            <text:p>phones_#_Real_20</text:p>
          </table:table-cell>
          <table:table-cell office:value-type="float" office:value="0.5840277778" calcext:value-type="float">
            <text:p>0.5840277778</text:p>
          </table:table-cell>
          <table:table-cell office:value-type="float" office:value="0.7612179487" calcext:value-type="float">
            <text:p>0.7612179487</text:p>
          </table:table-cell>
          <table:table-cell office:value-type="float" office:value="0.4631944444" calcext:value-type="float">
            <text:p>0.4631944444</text:p>
          </table:table-cell>
          <table:table-cell office:value-type="float" office:value="0.6865789474" calcext:value-type="float">
            <text:p>0.6865789474</text:p>
          </table:table-cell>
          <table:table-cell office:value-type="float" office:value="0.7451388889" calcext:value-type="float">
            <text:p>0.7451388889</text:p>
          </table:table-cell>
          <table:table-cell office:value-type="float" office:value="0.7595345345" calcext:value-type="float">
            <text:p>0.7595345345</text:p>
          </table:table-cell>
          <table:table-cell office:value-type="float" office:value="0.6666154236" calcext:value-type="float">
            <text:p>0.66661542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hones_dictio_5</text:p>
          </table:table-cell>
          <table:table-cell office:value-type="string" calcext:value-type="string">
            <text:p>coronal_dorsal</text:p>
          </table:table-cell>
          <table:table-cell office:value-type="float" office:value="0.5048611111" calcext:value-type="float">
            <text:p>0.5048611111</text:p>
          </table:table-cell>
          <table:table-cell table:number-columns-repeated="2"/>
          <table:table-cell office:value-type="string" calcext:value-type="string">
            <text:p>phones_#_Real_25</text:p>
          </table:table-cell>
          <table:table-cell office:value-type="float" office:value="0.8020833333" calcext:value-type="float">
            <text:p>0.8020833333</text:p>
          </table:table-cell>
          <table:table-cell office:value-type="float" office:value="0.6431623932" calcext:value-type="float">
            <text:p>0.6431623932</text:p>
          </table:table-cell>
          <table:table-cell office:value-type="float" office:value="0.8159722222" calcext:value-type="float">
            <text:p>0.8159722222</text:p>
          </table:table-cell>
          <table:table-cell office:value-type="float" office:value="0.6715789474" calcext:value-type="float">
            <text:p>0.6715789474</text:p>
          </table:table-cell>
          <table:table-cell office:value-type="float" office:value="0.89375" calcext:value-type="float">
            <text:p>0.89375</text:p>
          </table:table-cell>
          <table:table-cell office:value-type="float" office:value="0.6385135135" calcext:value-type="float">
            <text:p>0.6385135135</text:p>
          </table:table-cell>
          <table:table-cell office:value-type="float" office:value="0.7441767349" calcext:value-type="float">
            <text:p>0.74417673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hones_dictio_10</text:p>
          </table:table-cell>
          <table:table-cell office:value-type="string" calcext:value-type="string">
            <text:p>coronal_dorsal</text:p>
          </table:table-cell>
          <table:table-cell office:value-type="float" office:value="0.4076388889" calcext:value-type="float">
            <text:p>0.4076388889</text:p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phones_#_Real_30</text:p>
          </table:table-cell>
          <table:table-cell office:value-type="float" office:value="0.5409722222" calcext:value-type="float">
            <text:p>0.5409722222</text:p>
          </table:table-cell>
          <table:table-cell office:value-type="float" office:value="0.6586538462" calcext:value-type="float">
            <text:p>0.6586538462</text:p>
          </table:table-cell>
          <table:table-cell office:value-type="float" office:value="0.6993055556" calcext:value-type="float">
            <text:p>0.6993055556</text:p>
          </table:table-cell>
          <table:table-cell office:value-type="float" office:value="0.7007894737" calcext:value-type="float">
            <text:p>0.7007894737</text:p>
          </table:table-cell>
          <table:table-cell office:value-type="float" office:value="0.8618055556" calcext:value-type="float">
            <text:p>0.8618055556</text:p>
          </table:table-cell>
          <table:table-cell office:value-type="float" office:value="0.6774024024" calcext:value-type="float">
            <text:p>0.6774024024</text:p>
          </table:table-cell>
          <table:table-cell office:value-type="float" office:value="0.6898215093" calcext:value-type="float">
            <text:p>0.689821509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hones_dictio_15</text:p>
          </table:table-cell>
          <table:table-cell office:value-type="string" calcext:value-type="string">
            <text:p>coronal_dorsal</text:p>
          </table:table-cell>
          <table:table-cell office:value-type="float" office:value="0.4104166667" calcext:value-type="float">
            <text:p>0.4104166667</text:p>
          </table:table-cell>
          <table:table-cell table:number-columns-repeated="9"/>
          <table:table-cell office:value-type="float" office:value="0.6639432601" calcext:value-type="float">
            <text:p>0.66394326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hones_dictio_20</text:p>
          </table:table-cell>
          <table:table-cell office:value-type="string" calcext:value-type="string">
            <text:p>coronal_dorsal</text:p>
          </table:table-cell>
          <table:table-cell office:value-type="float" office:value="0.5034722222" calcext:value-type="float">
            <text:p>0.5034722222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hones_dictio_25</text:p>
          </table:table-cell>
          <table:table-cell office:value-type="string" calcext:value-type="string">
            <text:p>coronal_dorsal</text:p>
          </table:table-cell>
          <table:table-cell office:value-type="float" office:value="0.4270833333" calcext:value-type="float">
            <text:p>0.4270833333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hones_dictio_30</text:p>
          </table:table-cell>
          <table:table-cell office:value-type="string" calcext:value-type="string">
            <text:p>coronal_dorsal</text:p>
          </table:table-cell>
          <table:table-cell office:value-type="float" office:value="0.4923611111" calcext:value-type="float">
            <text:p>0.4923611111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hones_real_5</text:p>
          </table:table-cell>
          <table:table-cell office:value-type="string" calcext:value-type="string">
            <text:p>coronal_dorsal</text:p>
          </table:table-cell>
          <table:table-cell office:value-type="float" office:value="0.4631944444" calcext:value-type="float">
            <text:p>0.4631944444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hones_real_10</text:p>
          </table:table-cell>
          <table:table-cell office:value-type="string" calcext:value-type="string">
            <text:p>coronal_dorsal</text:p>
          </table:table-cell>
          <table:table-cell office:value-type="float" office:value="0.8659722222" calcext:value-type="float">
            <text:p>0.8659722222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hones_real_15</text:p>
          </table:table-cell>
          <table:table-cell office:value-type="string" calcext:value-type="string">
            <text:p>coronal_dorsal</text:p>
          </table:table-cell>
          <table:table-cell office:value-type="float" office:value="0.5798611111" calcext:value-type="float">
            <text:p>0.5798611111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hones_real_20</text:p>
          </table:table-cell>
          <table:table-cell office:value-type="string" calcext:value-type="string">
            <text:p>coronal_dorsal</text:p>
          </table:table-cell>
          <table:table-cell office:value-type="float" office:value="0.7701388889" calcext:value-type="float">
            <text:p>0.7701388889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hones_real_25</text:p>
          </table:table-cell>
          <table:table-cell office:value-type="string" calcext:value-type="string">
            <text:p>coronal_dorsal</text:p>
          </table:table-cell>
          <table:table-cell office:value-type="float" office:value="0.7854166667" calcext:value-type="float">
            <text:p>0.7854166667</text:p>
          </table:table-cell>
          <table:table-cell table:number-columns-repeated="1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hones_real_30</text:p>
          </table:table-cell>
          <table:table-cell office:value-type="string" calcext:value-type="string">
            <text:p>coronal_dorsal</text:p>
          </table:table-cell>
          <table:table-cell office:value-type="float" office:value="0.7659722222" calcext:value-type="float">
            <text:p>0.7659722222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phones_#_Real_5</text:p>
          </table:table-cell>
          <table:table-cell office:value-type="string" calcext:value-type="string">
            <text:p>coronal_dorsal</text:p>
          </table:table-cell>
          <table:table-cell office:value-type="float" office:value="0.5534722222" calcext:value-type="float">
            <text:p>0.5534722222</text:p>
          </table:table-cell>
          <table:table-cell table:number-columns-repeated="1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hones_#_Real_10</text:p>
          </table:table-cell>
          <table:table-cell office:value-type="string" calcext:value-type="string">
            <text:p>coronal_dorsal</text:p>
          </table:table-cell>
          <table:table-cell office:value-type="float" office:value="0.7076388889" calcext:value-type="float">
            <text:p>0.7076388889</text:p>
          </table:table-cell>
          <table:table-cell table:number-columns-repeated="1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hones_#_Real_15</text:p>
          </table:table-cell>
          <table:table-cell office:value-type="string" calcext:value-type="string">
            <text:p>coronal_dorsal</text:p>
          </table:table-cell>
          <table:table-cell office:value-type="float" office:value="0.60625" calcext:value-type="float">
            <text:p>0.60625</text:p>
          </table:table-cell>
          <table:table-cell table:number-columns-repeated="1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hones_#_Real_20</text:p>
          </table:table-cell>
          <table:table-cell office:value-type="string" calcext:value-type="string">
            <text:p>coronal_dorsal</text:p>
          </table:table-cell>
          <table:table-cell office:value-type="float" office:value="0.4631944444" calcext:value-type="float">
            <text:p>0.4631944444</text:p>
          </table:table-cell>
          <table:table-cell table:number-columns-repeated="1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hones_#_Real_25</text:p>
          </table:table-cell>
          <table:table-cell office:value-type="string" calcext:value-type="string">
            <text:p>coronal_dorsal</text:p>
          </table:table-cell>
          <table:table-cell office:value-type="float" office:value="0.8159722222" calcext:value-type="float">
            <text:p>0.8159722222</text:p>
          </table:table-cell>
          <table:table-cell table:number-columns-repeated="1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phones_#_Real_30</text:p>
          </table:table-cell>
          <table:table-cell office:value-type="string" calcext:value-type="string">
            <text:p>coronal_dorsal</text:p>
          </table:table-cell>
          <table:table-cell office:value-type="float" office:value="0.6993055556" calcext:value-type="float">
            <text:p>0.6993055556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hones_dictio_5</text:p>
          </table:table-cell>
          <table:table-cell office:value-type="string" calcext:value-type="string">
            <text:p>coronal_labial</text:p>
          </table:table-cell>
          <table:table-cell office:value-type="float" office:value="0.6671052632" calcext:value-type="float">
            <text:p>0.6671052632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hones_dictio_10</text:p>
          </table:table-cell>
          <table:table-cell office:value-type="string" calcext:value-type="string">
            <text:p>coronal_labial</text:p>
          </table:table-cell>
          <table:table-cell office:value-type="float" office:value="0.6821052632" calcext:value-type="float">
            <text:p>0.6821052632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hones_dictio_15</text:p>
          </table:table-cell>
          <table:table-cell office:value-type="string" calcext:value-type="string">
            <text:p>coronal_labial</text:p>
          </table:table-cell>
          <table:table-cell office:value-type="float" office:value="0.5181578947" calcext:value-type="float">
            <text:p>0.5181578947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hones_dictio_20</text:p>
          </table:table-cell>
          <table:table-cell office:value-type="string" calcext:value-type="string">
            <text:p>coronal_labial</text:p>
          </table:table-cell>
          <table:table-cell office:value-type="float" office:value="0.6055263158" calcext:value-type="float">
            <text:p>0.6055263158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hones_dictio_25</text:p>
          </table:table-cell>
          <table:table-cell office:value-type="string" calcext:value-type="string">
            <text:p>coronal_labial</text:p>
          </table:table-cell>
          <table:table-cell office:value-type="float" office:value="0.6992105263" calcext:value-type="float">
            <text:p>0.6992105263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hones_dictio_30</text:p>
          </table:table-cell>
          <table:table-cell office:value-type="string" calcext:value-type="string">
            <text:p>coronal_labial</text:p>
          </table:table-cell>
          <table:table-cell office:value-type="float" office:value="0.6271052632" calcext:value-type="float">
            <text:p>0.6271052632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hones_real_5</text:p>
          </table:table-cell>
          <table:table-cell office:value-type="string" calcext:value-type="string">
            <text:p>coronal_labial</text:p>
          </table:table-cell>
          <table:table-cell office:value-type="float" office:value="0.5081578947" calcext:value-type="float">
            <text:p>0.5081578947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hones_real_10</text:p>
          </table:table-cell>
          <table:table-cell office:value-type="string" calcext:value-type="string">
            <text:p>coronal_labial</text:p>
          </table:table-cell>
          <table:table-cell office:value-type="float" office:value="0.7006578947" calcext:value-type="float">
            <text:p>0.7006578947</text:p>
          </table:table-cell>
          <table:table-cell table:number-columns-repeated="1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hones_real_15</text:p>
          </table:table-cell>
          <table:table-cell office:value-type="string" calcext:value-type="string">
            <text:p>coronal_labial</text:p>
          </table:table-cell>
          <table:table-cell office:value-type="float" office:value="0.6894736842" calcext:value-type="float">
            <text:p>0.6894736842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hones_real_20</text:p>
          </table:table-cell>
          <table:table-cell office:value-type="string" calcext:value-type="string">
            <text:p>coronal_labial</text:p>
          </table:table-cell>
          <table:table-cell office:value-type="float" office:value="0.6305263158" calcext:value-type="float">
            <text:p>0.6305263158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hones_real_25</text:p>
          </table:table-cell>
          <table:table-cell office:value-type="string" calcext:value-type="string">
            <text:p>coronal_labial</text:p>
          </table:table-cell>
          <table:table-cell office:value-type="float" office:value="0.72" calcext:value-type="float">
            <text:p>0.72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hones_real_30</text:p>
          </table:table-cell>
          <table:table-cell office:value-type="string" calcext:value-type="string">
            <text:p>coronal_labial</text:p>
          </table:table-cell>
          <table:table-cell office:value-type="float" office:value="0.6873684211" calcext:value-type="float">
            <text:p>0.6873684211</text:p>
          </table:table-cell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hones_#_Real_5</text:p>
          </table:table-cell>
          <table:table-cell office:value-type="string" calcext:value-type="string">
            <text:p>coronal_labial</text:p>
          </table:table-cell>
          <table:table-cell office:value-type="float" office:value="0.6286842105" calcext:value-type="float">
            <text:p>0.6286842105</text:p>
          </table:table-cell>
          <table:table-cell table:number-columns-repeated="1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hones_#_Real_10</text:p>
          </table:table-cell>
          <table:table-cell office:value-type="string" calcext:value-type="string">
            <text:p>coronal_labial</text:p>
          </table:table-cell>
          <table:table-cell office:value-type="float" office:value="0.6511842105" calcext:value-type="float">
            <text:p>0.6511842105</text:p>
          </table:table-cell>
          <table:table-cell table:number-columns-repeated="1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hones_#_Real_15</text:p>
          </table:table-cell>
          <table:table-cell office:value-type="string" calcext:value-type="string">
            <text:p>coronal_labial</text:p>
          </table:table-cell>
          <table:table-cell office:value-type="float" office:value="0.7042105263" calcext:value-type="float">
            <text:p>0.7042105263</text:p>
          </table:table-cell>
          <table:table-cell table:number-columns-repeated="1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hones_#_Real_20</text:p>
          </table:table-cell>
          <table:table-cell office:value-type="string" calcext:value-type="string">
            <text:p>coronal_labial</text:p>
          </table:table-cell>
          <table:table-cell office:value-type="float" office:value="0.6865789474" calcext:value-type="float">
            <text:p>0.6865789474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hones_#_Real_25</text:p>
          </table:table-cell>
          <table:table-cell office:value-type="string" calcext:value-type="string">
            <text:p>coronal_labial</text:p>
          </table:table-cell>
          <table:table-cell office:value-type="float" office:value="0.6715789474" calcext:value-type="float">
            <text:p>0.6715789474</text:p>
          </table:table-cell>
          <table:table-cell table:number-columns-repeated="10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phones_#_Real_30</text:p>
          </table:table-cell>
          <table:table-cell office:value-type="string" calcext:value-type="string">
            <text:p>coronal_labial</text:p>
          </table:table-cell>
          <table:table-cell office:value-type="float" office:value="0.7007894737" calcext:value-type="float">
            <text:p>0.7007894737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hones_dictio_5</text:p>
          </table:table-cell>
          <table:table-cell office:value-type="string" calcext:value-type="string">
            <text:p>labial_dorsal</text:p>
          </table:table-cell>
          <table:table-cell office:value-type="float" office:value="0.7645833333" calcext:value-type="float">
            <text:p>0.7645833333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hones_dictio_10</text:p>
          </table:table-cell>
          <table:table-cell office:value-type="string" calcext:value-type="string">
            <text:p>labial_dorsal</text:p>
          </table:table-cell>
          <table:table-cell office:value-type="float" office:value="0.49375" calcext:value-type="float">
            <text:p>0.49375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hones_dictio_15</text:p>
          </table:table-cell>
          <table:table-cell office:value-type="string" calcext:value-type="string">
            <text:p>labial_dorsal</text:p>
          </table:table-cell>
          <table:table-cell office:value-type="float" office:value="0.7326388889" calcext:value-type="float">
            <text:p>0.7326388889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hones_dictio_20</text:p>
          </table:table-cell>
          <table:table-cell office:value-type="string" calcext:value-type="string">
            <text:p>labial_dorsal</text:p>
          </table:table-cell>
          <table:table-cell office:value-type="float" office:value="0.71875" calcext:value-type="float">
            <text:p>0.71875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hones_dictio_25</text:p>
          </table:table-cell>
          <table:table-cell office:value-type="string" calcext:value-type="string">
            <text:p>labial_dorsal</text:p>
          </table:table-cell>
          <table:table-cell office:value-type="float" office:value="0.7229166667" calcext:value-type="float">
            <text:p>0.7229166667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hones_dictio_30</text:p>
          </table:table-cell>
          <table:table-cell office:value-type="string" calcext:value-type="string">
            <text:p>labial_dorsal</text:p>
          </table:table-cell>
          <table:table-cell office:value-type="float" office:value="0.6131944444" calcext:value-type="float">
            <text:p>0.6131944444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hones_real_5</text:p>
          </table:table-cell>
          <table:table-cell office:value-type="string" calcext:value-type="string">
            <text:p>labial_dorsal</text:p>
          </table:table-cell>
          <table:table-cell office:value-type="float" office:value="0.78125" calcext:value-type="float">
            <text:p>0.78125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hones_real_10</text:p>
          </table:table-cell>
          <table:table-cell office:value-type="string" calcext:value-type="string">
            <text:p>labial_dorsal</text:p>
          </table:table-cell>
          <table:table-cell office:value-type="float" office:value="0.8979166667" calcext:value-type="float">
            <text:p>0.8979166667</text:p>
          </table:table-cell>
          <table:table-cell table:number-columns-repeated="1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hones_real_15</text:p>
          </table:table-cell>
          <table:table-cell office:value-type="string" calcext:value-type="string">
            <text:p>labial_dorsal</text:p>
          </table:table-cell>
          <table:table-cell office:value-type="float" office:value="0.5534722222" calcext:value-type="float">
            <text:p>0.5534722222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hones_real_20</text:p>
          </table:table-cell>
          <table:table-cell office:value-type="string" calcext:value-type="string">
            <text:p>labial_dorsal</text:p>
          </table:table-cell>
          <table:table-cell office:value-type="float" office:value="0.7881944444" calcext:value-type="float">
            <text:p>0.7881944444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hones_real_25</text:p>
          </table:table-cell>
          <table:table-cell office:value-type="string" calcext:value-type="string">
            <text:p>labial_dorsal</text:p>
          </table:table-cell>
          <table:table-cell office:value-type="float" office:value="0.8381944444" calcext:value-type="float">
            <text:p>0.8381944444</text:p>
          </table:table-cell>
          <table:table-cell table:number-columns-repeated="1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hones_real_30</text:p>
          </table:table-cell>
          <table:table-cell office:value-type="string" calcext:value-type="string">
            <text:p>labial_dorsal</text:p>
          </table:table-cell>
          <table:table-cell office:value-type="float" office:value="0.8034722222" calcext:value-type="float">
            <text:p>0.8034722222</text:p>
          </table:table-cell>
          <table:table-cell table:number-columns-repeated="1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hones_#_Real_5</text:p>
          </table:table-cell>
          <table:table-cell office:value-type="string" calcext:value-type="string">
            <text:p>labial_dorsal</text:p>
          </table:table-cell>
          <table:table-cell office:value-type="float" office:value="0.4131944444" calcext:value-type="float">
            <text:p>0.4131944444</text:p>
          </table:table-cell>
          <table:table-cell table:number-columns-repeated="1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hones_#_Real_10</text:p>
          </table:table-cell>
          <table:table-cell office:value-type="string" calcext:value-type="string">
            <text:p>labial_dorsal</text:p>
          </table:table-cell>
          <table:table-cell office:value-type="float" office:value="0.7520833333" calcext:value-type="float">
            <text:p>0.7520833333</text:p>
          </table:table-cell>
          <table:table-cell table:number-columns-repeated="1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hones_#_Real_15</text:p>
          </table:table-cell>
          <table:table-cell office:value-type="string" calcext:value-type="string">
            <text:p>labial_dorsal</text:p>
          </table:table-cell>
          <table:table-cell office:value-type="float" office:value="0.8354166667" calcext:value-type="float">
            <text:p>0.8354166667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hones_#_Real_20</text:p>
          </table:table-cell>
          <table:table-cell office:value-type="string" calcext:value-type="string">
            <text:p>labial_dorsal</text:p>
          </table:table-cell>
          <table:table-cell office:value-type="float" office:value="0.7451388889" calcext:value-type="float">
            <text:p>0.7451388889</text:p>
          </table:table-cell>
          <table:table-cell table:number-columns-repeated="1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hones_#_Real_25</text:p>
          </table:table-cell>
          <table:table-cell office:value-type="string" calcext:value-type="string">
            <text:p>labial_dorsal</text:p>
          </table:table-cell>
          <table:table-cell office:value-type="float" office:value="0.89375" calcext:value-type="float">
            <text:p>0.89375</text:p>
          </table:table-cell>
          <table:table-cell table:number-columns-repeated="10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phones_#_Real_30</text:p>
          </table:table-cell>
          <table:table-cell office:value-type="string" calcext:value-type="string">
            <text:p>labial_dorsal</text:p>
          </table:table-cell>
          <table:table-cell office:value-type="float" office:value="0.8618055556" calcext:value-type="float">
            <text:p>0.8618055556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hones_dictio_5</text:p>
          </table:table-cell>
          <table:table-cell office:value-type="string" calcext:value-type="string">
            <text:p>nasal</text:p>
          </table:table-cell>
          <table:table-cell office:value-type="float" office:value="0.7923611111" calcext:value-type="float">
            <text:p>0.7923611111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hones_dictio_10</text:p>
          </table:table-cell>
          <table:table-cell office:value-type="string" calcext:value-type="string">
            <text:p>nasal</text:p>
          </table:table-cell>
          <table:table-cell office:value-type="float" office:value="0.2618055556" calcext:value-type="float">
            <text:p>0.2618055556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hones_dictio_15</text:p>
          </table:table-cell>
          <table:table-cell office:value-type="string" calcext:value-type="string">
            <text:p>nasal</text:p>
          </table:table-cell>
          <table:table-cell office:value-type="float" office:value="0.44375" calcext:value-type="float">
            <text:p>0.44375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hones_dictio_20</text:p>
          </table:table-cell>
          <table:table-cell office:value-type="string" calcext:value-type="string">
            <text:p>nasal</text:p>
          </table:table-cell>
          <table:table-cell office:value-type="float" office:value="0.6006944444" calcext:value-type="float">
            <text:p>0.6006944444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hones_dictio_25</text:p>
          </table:table-cell>
          <table:table-cell office:value-type="string" calcext:value-type="string">
            <text:p>nasal</text:p>
          </table:table-cell>
          <table:table-cell office:value-type="float" office:value="0.4465277778" calcext:value-type="float">
            <text:p>0.4465277778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hones_dictio_30</text:p>
          </table:table-cell>
          <table:table-cell office:value-type="string" calcext:value-type="string">
            <text:p>nasal</text:p>
          </table:table-cell>
          <table:table-cell office:value-type="float" office:value="0.6743055556" calcext:value-type="float">
            <text:p>0.6743055556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hones_real_5</text:p>
          </table:table-cell>
          <table:table-cell office:value-type="string" calcext:value-type="string">
            <text:p>nasal</text:p>
          </table:table-cell>
          <table:table-cell office:value-type="float" office:value="0.8506944444" calcext:value-type="float">
            <text:p>0.8506944444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hones_real_10</text:p>
          </table:table-cell>
          <table:table-cell office:value-type="string" calcext:value-type="string">
            <text:p>nasal</text:p>
          </table:table-cell>
          <table:table-cell office:value-type="float" office:value="0.7826388889" calcext:value-type="float">
            <text:p>0.7826388889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hones_real_15</text:p>
          </table:table-cell>
          <table:table-cell office:value-type="string" calcext:value-type="string">
            <text:p>nasal</text:p>
          </table:table-cell>
          <table:table-cell office:value-type="float" office:value="0.4993055556" calcext:value-type="float">
            <text:p>0.4993055556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hones_real_20</text:p>
          </table:table-cell>
          <table:table-cell office:value-type="string" calcext:value-type="string">
            <text:p>nasal</text:p>
          </table:table-cell>
          <table:table-cell office:value-type="float" office:value="0.6965277778" calcext:value-type="float">
            <text:p>0.6965277778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hones_real_25</text:p>
          </table:table-cell>
          <table:table-cell office:value-type="string" calcext:value-type="string">
            <text:p>nasal</text:p>
          </table:table-cell>
          <table:table-cell office:value-type="float" office:value="0.6104166667" calcext:value-type="float">
            <text:p>0.6104166667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hones_real_30</text:p>
          </table:table-cell>
          <table:table-cell office:value-type="string" calcext:value-type="string">
            <text:p>nasal</text:p>
          </table:table-cell>
          <table:table-cell office:value-type="float" office:value="0.6465277778" calcext:value-type="float">
            <text:p>0.6465277778</text:p>
          </table:table-cell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hones_#_Real_5</text:p>
          </table:table-cell>
          <table:table-cell office:value-type="string" calcext:value-type="string">
            <text:p>nasal</text:p>
          </table:table-cell>
          <table:table-cell office:value-type="float" office:value="0.5868055556" calcext:value-type="float">
            <text:p>0.5868055556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hones_#_Real_10</text:p>
          </table:table-cell>
          <table:table-cell office:value-type="string" calcext:value-type="string">
            <text:p>nasal</text:p>
          </table:table-cell>
          <table:table-cell office:value-type="float" office:value="0.6784722222" calcext:value-type="float">
            <text:p>0.6784722222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hones_#_Real_15</text:p>
          </table:table-cell>
          <table:table-cell office:value-type="string" calcext:value-type="string">
            <text:p>nasal</text:p>
          </table:table-cell>
          <table:table-cell office:value-type="float" office:value="0.6284722222" calcext:value-type="float">
            <text:p>0.6284722222</text:p>
          </table:table-cell>
          <table:table-cell table:number-columns-repeated="1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hones_#_Real_20</text:p>
          </table:table-cell>
          <table:table-cell office:value-type="string" calcext:value-type="string">
            <text:p>nasal</text:p>
          </table:table-cell>
          <table:table-cell office:value-type="float" office:value="0.5840277778" calcext:value-type="float">
            <text:p>0.5840277778</text:p>
          </table:table-cell>
          <table:table-cell table:number-columns-repeated="1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hones_#_Real_25</text:p>
          </table:table-cell>
          <table:table-cell office:value-type="string" calcext:value-type="string">
            <text:p>nasal</text:p>
          </table:table-cell>
          <table:table-cell office:value-type="float" office:value="0.8020833333" calcext:value-type="float">
            <text:p>0.8020833333</text:p>
          </table:table-cell>
          <table:table-cell table:number-columns-repeated="1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hones_#_Real_30</text:p>
          </table:table-cell>
          <table:table-cell office:value-type="string" calcext:value-type="string">
            <text:p>nasal</text:p>
          </table:table-cell>
          <table:table-cell office:value-type="float" office:value="0.5409722222" calcext:value-type="float">
            <text:p>0.5409722222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hones_dictio_5</text:p>
          </table:table-cell>
          <table:table-cell office:value-type="string" calcext:value-type="string">
            <text:p>voice</text:p>
          </table:table-cell>
          <table:table-cell office:value-type="float" office:value="0.4386636637" calcext:value-type="float">
            <text:p>0.4386636637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hones_dictio_10</text:p>
          </table:table-cell>
          <table:table-cell office:value-type="string" calcext:value-type="string">
            <text:p>voice</text:p>
          </table:table-cell>
          <table:table-cell office:value-type="float" office:value="0.593018018" calcext:value-type="float">
            <text:p>0.593018018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hones_dictio_15</text:p>
          </table:table-cell>
          <table:table-cell office:value-type="string" calcext:value-type="string">
            <text:p>voice</text:p>
          </table:table-cell>
          <table:table-cell office:value-type="float" office:value="0.5703453453" calcext:value-type="float">
            <text:p>0.5703453453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hones_dictio_20</text:p>
          </table:table-cell>
          <table:table-cell office:value-type="string" calcext:value-type="string">
            <text:p>voice</text:p>
          </table:table-cell>
          <table:table-cell office:value-type="float" office:value="0.5837087087" calcext:value-type="float">
            <text:p>0.5837087087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hones_dictio_25</text:p>
          </table:table-cell>
          <table:table-cell office:value-type="string" calcext:value-type="string">
            <text:p>voice</text:p>
          </table:table-cell>
          <table:table-cell office:value-type="float" office:value="0.6191441441" calcext:value-type="float">
            <text:p>0.6191441441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hones_dictio_30</text:p>
          </table:table-cell>
          <table:table-cell office:value-type="string" calcext:value-type="string">
            <text:p>voice</text:p>
          </table:table-cell>
          <table:table-cell office:value-type="float" office:value="0.646021021" calcext:value-type="float">
            <text:p>0.646021021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hones_real_5</text:p>
          </table:table-cell>
          <table:table-cell office:value-type="string" calcext:value-type="string">
            <text:p>voice</text:p>
          </table:table-cell>
          <table:table-cell office:value-type="float" office:value="0.5337087087" calcext:value-type="float">
            <text:p>0.5337087087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hones_real_10</text:p>
          </table:table-cell>
          <table:table-cell office:value-type="string" calcext:value-type="string">
            <text:p>voice</text:p>
          </table:table-cell>
          <table:table-cell office:value-type="float" office:value="0.553978979" calcext:value-type="float">
            <text:p>0.553978979</text:p>
          </table:table-cell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hones_real_15</text:p>
          </table:table-cell>
          <table:table-cell office:value-type="string" calcext:value-type="string">
            <text:p>voice</text:p>
          </table:table-cell>
          <table:table-cell office:value-type="float" office:value="0.5518768769" calcext:value-type="float">
            <text:p>0.5518768769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hones_real_20</text:p>
          </table:table-cell>
          <table:table-cell office:value-type="string" calcext:value-type="string">
            <text:p>voice</text:p>
          </table:table-cell>
          <table:table-cell office:value-type="float" office:value="0.6978228228" calcext:value-type="float">
            <text:p>0.6978228228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hones_real_25</text:p>
          </table:table-cell>
          <table:table-cell office:value-type="string" calcext:value-type="string">
            <text:p>voice</text:p>
          </table:table-cell>
          <table:table-cell office:value-type="float" office:value="0.7198948949" calcext:value-type="float">
            <text:p>0.7198948949</text:p>
          </table:table-cell>
          <table:table-cell table:number-columns-repeated="1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hones_real_30</text:p>
          </table:table-cell>
          <table:table-cell office:value-type="string" calcext:value-type="string">
            <text:p>voice</text:p>
          </table:table-cell>
          <table:table-cell office:value-type="float" office:value="0.6943693694" calcext:value-type="float">
            <text:p>0.6943693694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hones_#_Real_5</text:p>
          </table:table-cell>
          <table:table-cell office:value-type="string" calcext:value-type="string">
            <text:p>voice</text:p>
          </table:table-cell>
          <table:table-cell office:value-type="float" office:value="0.4356606607" calcext:value-type="float">
            <text:p>0.4356606607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hones_#_Real_10</text:p>
          </table:table-cell>
          <table:table-cell office:value-type="string" calcext:value-type="string">
            <text:p>voice</text:p>
          </table:table-cell>
          <table:table-cell office:value-type="float" office:value="0.5957207207" calcext:value-type="float">
            <text:p>0.5957207207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hones_#_Real_15</text:p>
          </table:table-cell>
          <table:table-cell office:value-type="string" calcext:value-type="string">
            <text:p>voice</text:p>
          </table:table-cell>
          <table:table-cell office:value-type="float" office:value="0.693018018" calcext:value-type="float">
            <text:p>0.693018018</text:p>
          </table:table-cell>
          <table:table-cell table:number-columns-repeated="1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hones_#_Real_20</text:p>
          </table:table-cell>
          <table:table-cell office:value-type="string" calcext:value-type="string">
            <text:p>voice</text:p>
          </table:table-cell>
          <table:table-cell office:value-type="float" office:value="0.7595345345" calcext:value-type="float">
            <text:p>0.7595345345</text:p>
          </table:table-cell>
          <table:table-cell table:number-columns-repeated="1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phones_#_Real_25</text:p>
          </table:table-cell>
          <table:table-cell office:value-type="string" calcext:value-type="string">
            <text:p>voice</text:p>
          </table:table-cell>
          <table:table-cell office:value-type="float" office:value="0.6385135135" calcext:value-type="float">
            <text:p>0.6385135135</text:p>
          </table:table-cell>
          <table:table-cell table:number-columns-repeated="1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phones_#_Real_30</text:p>
          </table:table-cell>
          <table:table-cell office:value-type="string" calcext:value-type="string">
            <text:p>voice</text:p>
          </table:table-cell>
          <table:table-cell office:value-type="float" office:value="0.6774024024" calcext:value-type="float">
            <text:p>0.6774024024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6T19:33:09.060153421</dc:date>
    <meta:document-statistic meta:table-count="1" meta:cell-count="589" meta:object-count="0"/>
    <meta:generator>LibreOffice/4.2.8.2$Linux_X86_64 LibreOffice_project/420m0$Build-2</meta:generator>
  </office:meta>
</office:document-meta>
</file>